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form="urn:oasis:names:tc:opendocument:xmlns:form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Gene">
            <text:p>Gene</text:p>
          </table:table-cell>
          <table:table-cell table:style-name="pd1" office:value-type="string" office:string-value="Column 1">
            <text:p>Column 1</text:p>
          </table:table-cell>
          <table:table-cell table:style-name="pd1" office:value-type="string" office:string-value="Column 2">
            <text:p>Column 2</text:p>
          </table:table-cell>
        </table:table-row>
        <table:table-row>
          <table:table-cell office:value-type="string" office:string-value="PIK3CB">
            <text:p>PIK3CB</text:p>
          </table:table-cell>
          <table:table-cell office:value-type="string" office:string-value="[15]">
            <text:p>[15]</text:p>
          </table:table-cell>
          <table:table-cell office:value-type="string" office:string-value="[691]">
            <text:p>[691]</text:p>
          </table:table-cell>
        </table:table-row>
        <table:table-row>
          <table:table-cell office:value-type="string" office:string-value="CTNND2">
            <text:p>CTNND2</text:p>
          </table:table-cell>
          <table:table-cell office:value-type="string" office:string-value="[92, 558]">
            <text:p>[92, 558]</text:p>
          </table:table-cell>
          <table:table-cell office:value-type="string" office:string-value="[618]">
            <text:p>[618]</text:p>
          </table:table-cell>
        </table:table-row>
        <table:table-row>
          <table:table-cell office:value-type="string" office:string-value="PRKN">
            <text:p>PRKN</text:p>
          </table:table-cell>
          <table:table-cell office:value-type="string" office:string-value="[174]">
            <text:p>[174]</text:p>
          </table:table-cell>
          <table:table-cell office:value-type="string" office:string-value="[50]">
            <text:p>[50]</text:p>
          </table:table-cell>
        </table:table-row>
        <table:table-row>
          <table:table-cell office:value-type="string" office:string-value="ENPP3">
            <text:p>ENPP3</text:p>
          </table:table-cell>
          <table:table-cell office:value-type="string" office:string-value="[205]">
            <text:p>[205]</text:p>
          </table:table-cell>
          <table:table-cell office:value-type="string" office:string-value="[13]">
            <text:p>[13]</text:p>
          </table:table-cell>
        </table:table-row>
        <table:table-row>
          <table:table-cell office:value-type="string" office:string-value="INPP4B">
            <text:p>INPP4B</text:p>
          </table:table-cell>
          <table:table-cell office:value-type="string" office:string-value="[242]">
            <text:p>[242]</text:p>
          </table:table-cell>
          <table:table-cell office:value-type="string" office:string-value="[513]">
            <text:p>[513]</text:p>
          </table:table-cell>
        </table:table-row>
        <table:table-row>
          <table:table-cell office:value-type="string" office:string-value="PTPRD">
            <text:p>PTPRD</text:p>
          </table:table-cell>
          <table:table-cell office:value-type="string" office:string-value="[255, 470]">
            <text:p>[255, 470]</text:p>
          </table:table-cell>
          <table:table-cell office:value-type="string" office:string-value="[258]">
            <text:p>[258]</text:p>
          </table:table-cell>
        </table:table-row>
        <table:table-row>
          <table:table-cell office:value-type="string" office:string-value="RBMS1">
            <text:p>RBMS1</text:p>
          </table:table-cell>
          <table:table-cell office:value-type="string" office:string-value="[262]">
            <text:p>[262]</text:p>
          </table:table-cell>
          <table:table-cell office:value-type="string" office:string-value="[142]">
            <text:p>[142]</text:p>
          </table:table-cell>
        </table:table-row>
        <table:table-row>
          <table:table-cell office:value-type="string" office:string-value="THADA">
            <text:p>THADA</text:p>
          </table:table-cell>
          <table:table-cell office:value-type="string" office:string-value="[269]">
            <text:p>[269]</text:p>
          </table:table-cell>
          <table:table-cell office:value-type="string" office:string-value="[79, 709]">
            <text:p>[79, 709]</text:p>
          </table:table-cell>
        </table:table-row>
        <table:table-row>
          <table:table-cell office:value-type="string" office:string-value="SYNPR">
            <text:p>SYNPR</text:p>
          </table:table-cell>
          <table:table-cell office:value-type="string" office:string-value="[299]">
            <text:p>[299]</text:p>
          </table:table-cell>
          <table:table-cell office:value-type="string" office:string-value="[92]">
            <text:p>[92]</text:p>
          </table:table-cell>
        </table:table-row>
        <table:table-row>
          <table:table-cell office:value-type="string" office:string-value="RNF19A">
            <text:p>RNF19A</text:p>
          </table:table-cell>
          <table:table-cell office:value-type="string" office:string-value="[328]">
            <text:p>[328]</text:p>
          </table:table-cell>
          <table:table-cell office:value-type="string" office:string-value="[956]">
            <text:p>[956]</text:p>
          </table:table-cell>
        </table:table-row>
        <table:table-row>
          <table:table-cell office:value-type="string" office:string-value="EYA1">
            <text:p>EYA1</text:p>
          </table:table-cell>
          <table:table-cell office:value-type="string" office:string-value="[352]">
            <text:p>[352]</text:p>
          </table:table-cell>
          <table:table-cell office:value-type="string" office:string-value="[450]">
            <text:p>[450]</text:p>
          </table:table-cell>
        </table:table-row>
        <table:table-row>
          <table:table-cell office:value-type="string" office:string-value="GXYLT2">
            <text:p>GXYLT2</text:p>
          </table:table-cell>
          <table:table-cell office:value-type="string" office:string-value="[448]">
            <text:p>[448]</text:p>
          </table:table-cell>
          <table:table-cell office:value-type="string" office:string-value="[714]">
            <text:p>[714]</text:p>
          </table:table-cell>
        </table:table-row>
        <table:table-row>
          <table:table-cell office:value-type="string" office:string-value="LHFPL3">
            <text:p>LHFPL3</text:p>
          </table:table-cell>
          <table:table-cell office:value-type="string" office:string-value="[469]">
            <text:p>[469]</text:p>
          </table:table-cell>
          <table:table-cell office:value-type="string" office:string-value="[910, 952]">
            <text:p>[910, 952]</text:p>
          </table:table-cell>
        </table:table-row>
        <table:table-row>
          <table:table-cell office:value-type="string" office:string-value="TRPM3">
            <text:p>TRPM3</text:p>
          </table:table-cell>
          <table:table-cell office:value-type="string" office:string-value="[509]">
            <text:p>[509]</text:p>
          </table:table-cell>
          <table:table-cell office:value-type="string" office:string-value="[800]">
            <text:p>[800]</text:p>
          </table:table-cell>
        </table:table-row>
        <table:table-row>
          <table:table-cell office:value-type="string" office:string-value="U2SURP">
            <text:p>U2SURP</text:p>
          </table:table-cell>
          <table:table-cell office:value-type="string" office:string-value="[624]">
            <text:p>[624]</text:p>
          </table:table-cell>
          <table:table-cell office:value-type="string" office:string-value="[942]">
            <text:p>[942]</text:p>
          </table:table-cell>
        </table:table-row>
        <table:table-row>
          <table:table-cell office:value-type="string" office:string-value="ZBTB20">
            <text:p>ZBTB20</text:p>
          </table:table-cell>
          <table:table-cell office:value-type="string" office:string-value="[672]">
            <text:p>[672]</text:p>
          </table:table-cell>
          <table:table-cell office:value-type="string" office:string-value="[40, 295]">
            <text:p>[40, 295]</text:p>
          </table:table-cell>
        </table:table-row>
        <table:table-row>
          <table:table-cell office:value-type="string" office:string-value="ANKAR">
            <text:p>ANKAR</text:p>
          </table:table-cell>
          <table:table-cell office:value-type="string" office:string-value="[779]">
            <text:p>[779]</text:p>
          </table:table-cell>
          <table:table-cell office:value-type="string" office:string-value="[150]">
            <text:p>[150]</text:p>
          </table:table-cell>
        </table:table-row>
        <table:table-row>
          <table:table-cell office:value-type="string" office:string-value="SVEP1">
            <text:p>SVEP1</text:p>
          </table:table-cell>
          <table:table-cell office:value-type="string" office:string-value="[956]">
            <text:p>[956]</text:p>
          </table:table-cell>
          <table:table-cell office:value-type="string" office:string-value="[970]">
            <text:p>[970]</text:p>
          </table:table-cell>
        </table:table-row>
        <table:table-row>
          <table:table-cell office:value-type="string" office:string-value="BCKDHB">
            <text:p>BCKDHB</text:p>
          </table:table-cell>
          <table:table-cell office:value-type="string" office:string-value="[993]">
            <text:p>[993]</text:p>
          </table:table-cell>
          <table:table-cell office:value-type="string" office:string-value="[332]">
            <text:p>[332]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form="urn:oasis:names:tc:opendocument:xmlns:form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